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b1921"/>
    </style:style>
    <style:style style:name="P2" style:family="paragraph" style:parent-style-name="Standard">
      <style:paragraph-properties fo:margin-left="2.223cm" fo:margin-right="0cm" fo:text-indent="0cm" style:auto-text-indent="false"/>
      <style:text-properties officeooo:paragraph-rsid="001b1921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1b1921"/>
    </style:style>
    <style:style style:name="P4" style:family="paragraph" style:parent-style-name="Standard">
      <style:paragraph-properties fo:margin-left="1.376cm" fo:margin-right="0cm" fo:text-indent="0cm" style:auto-text-indent="false"/>
      <style:text-properties officeooo:paragraph-rsid="001b1921"/>
    </style:style>
    <style:style style:name="P5" style:family="paragraph" style:parent-style-name="Standard">
      <style:paragraph-properties fo:margin-left="2.115cm" fo:margin-right="0cm" fo:text-indent="0cm" style:auto-text-indent="false"/>
      <style:text-properties officeooo:paragraph-rsid="001b1921"/>
    </style:style>
    <style:style style:name="P6" style:family="paragraph" style:parent-style-name="List_20_Paragraph" style:list-style-name="WWNum19">
      <style:text-properties officeooo:paragraph-rsid="001b1921"/>
    </style:style>
    <style:style style:name="P7" style:family="paragraph" style:parent-style-name="List_20_Paragraph" style:list-style-name="WWNum11">
      <style:text-properties officeooo:paragraph-rsid="001b1921"/>
    </style:style>
    <style:style style:name="P8" style:family="paragraph" style:parent-style-name="List_20_Paragraph" style:list-style-name="WWNum12">
      <style:text-properties officeooo:paragraph-rsid="001b1921"/>
    </style:style>
    <style:style style:name="P9" style:family="paragraph" style:parent-style-name="List_20_Paragraph" style:list-style-name="WWNum13">
      <style:text-properties officeooo:paragraph-rsid="001b1921"/>
    </style:style>
    <style:style style:name="P10" style:family="paragraph" style:parent-style-name="List_20_Paragraph" style:list-style-name="WWNum14">
      <style:text-properties officeooo:paragraph-rsid="001b1921"/>
    </style:style>
    <style:style style:name="P11" style:family="paragraph" style:parent-style-name="List_20_Paragraph" style:list-style-name="WWNum15">
      <style:text-properties officeooo:paragraph-rsid="001b1921"/>
    </style:style>
    <style:style style:name="P12" style:family="paragraph" style:parent-style-name="List_20_Paragraph" style:list-style-name="WWNum16">
      <style:text-properties officeooo:paragraph-rsid="001b1921"/>
    </style:style>
    <style:style style:name="P13" style:family="paragraph" style:parent-style-name="List_20_Paragraph" style:list-style-name="WWNum17">
      <style:text-properties officeooo:paragraph-rsid="001b1921"/>
    </style:style>
    <style:style style:name="P14" style:family="paragraph" style:parent-style-name="List_20_Paragraph" style:list-style-name="WWNum18">
      <style:text-properties officeooo:paragraph-rsid="001b1921"/>
    </style:style>
    <style:style style:name="P15" style:family="paragraph" style:parent-style-name="List_20_Paragraph">
      <style:paragraph-properties fo:margin-left="1.376cm" fo:margin-right="0cm" fo:text-indent="0cm" style:auto-text-indent="false"/>
      <style:text-properties officeooo:paragraph-rsid="001b1921"/>
    </style:style>
    <style:style style:name="P16" style:family="paragraph" style:parent-style-name="List_20_Paragraph">
      <style:paragraph-properties fo:margin-left="1.744cm" fo:margin-right="0cm" fo:text-indent="0cm" style:auto-text-indent="false"/>
      <style:text-properties officeooo:paragraph-rsid="001b1921"/>
    </style:style>
    <style:style style:name="P17" style:family="paragraph" style:parent-style-name="List_20_Paragraph">
      <style:paragraph-properties fo:margin-left="1.744cm" fo:margin-right="0cm" fo:text-indent="0.741cm" style:auto-text-indent="false"/>
      <style:text-properties officeooo:paragraph-rsid="001b1921"/>
    </style:style>
    <style:style style:name="P18" style:family="paragraph" style:parent-style-name="List_20_Paragraph">
      <style:paragraph-properties fo:margin-left="1.901cm" fo:margin-right="0cm" fo:text-indent="0.584cm" style:auto-text-indent="false"/>
      <style:text-properties officeooo:paragraph-rsid="001b1921"/>
    </style:style>
    <style:style style:name="P19" style:family="paragraph" style:parent-style-name="List_20_Paragraph">
      <style:paragraph-properties fo:margin-left="2.011cm" fo:margin-right="0cm" fo:text-indent="0cm" style:auto-text-indent="false"/>
      <style:text-properties officeooo:paragraph-rsid="001b1921"/>
    </style:style>
    <style:style style:name="P20" style:family="paragraph" style:parent-style-name="List_20_Paragraph">
      <style:paragraph-properties fo:margin-left="1.376cm" fo:margin-right="0cm" fo:text-indent="0.741cm" style:auto-text-indent="false"/>
      <style:text-properties officeooo:paragraph-rsid="001b1921"/>
    </style:style>
    <style:style style:name="P21" style:family="paragraph" style:parent-style-name="List_20_Paragraph">
      <style:paragraph-properties fo:margin-left="1.376cm" fo:margin-right="0cm" fo:text-indent="1.111cm" style:auto-text-indent="false"/>
      <style:text-properties officeooo:paragraph-rsid="001b1921"/>
    </style:style>
    <style:style style:name="P22" style:family="paragraph" style:parent-style-name="List_20_Paragraph">
      <style:paragraph-properties fo:margin-left="2.117cm" fo:margin-right="0cm" fo:text-indent="0.106cm" style:auto-text-indent="false"/>
      <style:text-properties officeooo:paragraph-rsid="001b1921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officeooo:paragraph-rsid="001b1921"/>
    </style:style>
    <style:style style:name="P24" style:family="paragraph" style:parent-style-name="List_20_Paragraph" style:list-style-name="WWNum18">
      <style:paragraph-properties fo:margin-left="0cm" fo:margin-right="0cm" fo:text-indent="0cm" style:auto-text-indent="false"/>
      <style:text-properties officeooo:paragraph-rsid="001b1921"/>
    </style:style>
    <style:style style:name="P25" style:family="paragraph" style:parent-style-name="List_20_Paragraph" style:list-style-name="WWNum19">
      <style:paragraph-properties fo:margin-left="0cm" fo:margin-right="0cm" fo:text-indent="0cm" style:auto-text-indent="false"/>
      <style:text-properties officeooo:paragraph-rsid="001b1921"/>
    </style:style>
    <style:style style:name="P26" style:family="paragraph" style:parent-style-name="List_20_Paragraph" style:list-style-name="WWNum14">
      <style:paragraph-properties fo:margin-left="0cm" fo:margin-right="0cm" fo:text-indent="0cm" style:auto-text-indent="false"/>
      <style:text-properties officeooo:paragraph-rsid="001b1921"/>
    </style:style>
    <style:style style:name="P27" style:family="paragraph" style:parent-style-name="Heading_20_1">
      <style:text-properties officeooo:paragraph-rsid="001b1921"/>
    </style:style>
    <style:style style:name="P28" style:family="paragraph" style:parent-style-name="Heading_20_2">
      <style:text-properties officeooo:paragraph-rsid="001b1921"/>
    </style:style>
    <style:style style:name="P29" style:family="paragraph" style:parent-style-name="Heading_20_3">
      <style:text-properties officeooo:paragraph-rsid="001b1921"/>
    </style:style>
    <style:style style:name="P3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31" style:family="paragraph" style:parent-style-name="Preformatted_20_Text">
      <style:text-properties fo:color="#800a01" style:font-name="DejaVu Sans Mono" fo:font-size="15pt" fo:font-style="italic" officeooo:paragraph-rsid="001b1921"/>
    </style:style>
    <style:style style:name="P3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3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3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3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AR PL UKai HK" fo:font-size="15pt"/>
    </style:style>
    <style:style style:name="P3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3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/>
    </style:style>
    <style:style style:name="P38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39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40" style:family="paragraph" style:parent-style-name="Preformatted_20_Text" style:list-style-name="WWNum18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b1921"/>
    </style:style>
    <style:style style:name="P41" style:family="paragraph" style:parent-style-name="Preformatted_20_Text" style:list-style-name="WWNum19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b1921"/>
    </style:style>
    <style:style style:name="P42" style:family="paragraph" style:parent-style-name="Preformatted_20_Text" style:list-style-name="WWNum14">
      <style:paragraph-properties fo:margin-left="0cm" fo:margin-right="0cm" fo:text-indent="0cm" style:auto-text-indent="false"/>
      <style:text-properties fo:color="#000000" officeooo:paragraph-rsid="001b1921"/>
    </style:style>
    <style:style style:name="T1" style:family="text">
      <style:text-properties fo:color="#000000" style:font-name="Verdana" fo:background-color="#ffffff" loext:char-shading-value="0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ize="15pt"/>
    </style:style>
    <style:style style:name="T4" style:family="text">
      <style:text-properties style:font-name="DejaVu Sans Mono" fo:font-size="15pt" fo:font-style="italic"/>
    </style:style>
    <style:style style:name="T5" style:family="text">
      <style:text-properties fo:color="#800a01"/>
    </style:style>
    <style:style style:name="T6" style:family="text">
      <style:text-properties fo:color="#800a01" style:font-name="DejaVu Sans Mono" fo:font-size="15pt" fo:font-style="italic"/>
    </style:style>
    <style:style style:name="T7" style:family="text">
      <style:text-properties fo:color="#800a01" style:font-name-asian="AR PL UKai HK" style:font-size-asian="15pt" style:font-style-asian="italic"/>
    </style:style>
    <style:style style:name="T8" style:family="text">
      <style:text-properties fo:color="#800400"/>
    </style:style>
    <style:style style:name="T9" style:family="text">
      <style:text-properties fo:color="#800400" style:font-name="DejaVu Sans Mono" fo:font-size="15pt" fo:font-style="italic"/>
    </style:style>
    <style:style style:name="T10" style:family="text">
      <style:text-properties fo:color="#800400" style:font-name-asian="AR PL UKai HK" style:font-size-asian="15pt" style:font-style-asian="italic"/>
    </style:style>
    <style:style style:name="T11" style:family="text">
      <style:text-properties fo:color="#800400" style:font-name-asian="DejaVu Sans Mono" style:font-size-asian="15pt"/>
    </style:style>
    <style:style style:name="T12" style:family="text">
      <style:text-properties fo:color="#000080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/>
    </style:style>
    <style:style style:name="T15" style:family="text">
      <style:text-properties fo:color="#000080" style:font-name="DejaVu Sans Mono" fo:font-size="15pt"/>
    </style:style>
    <style:style style:name="T16" style:family="text">
      <style:text-properties fo:color="#000080" style:font-name="DejaVu Sans Mono" fo:font-size="15pt" fo:font-weight="bold"/>
    </style:style>
    <style:style style:name="T17" style:family="text">
      <style:text-properties fo:color="#000080" style:font-name="DejaVu Sans Mono" fo:font-weight="bold"/>
    </style:style>
    <style:style style:name="T18" style:family="text">
      <style:text-properties fo:color="#0000ff"/>
    </style:style>
    <style:style style:name="T19" style:family="text">
      <style:text-properties fo:color="#0000ff" style:font-name="DejaVu Sans Mono"/>
    </style:style>
    <style:style style:name="T20" style:family="text">
      <style:text-properties fo:color="#0000ff" style:font-name="DejaVu Sans Mono" fo:font-size="15pt"/>
    </style:style>
    <style:style style:name="T21" style:family="text">
      <style:text-properties fo:color="#008080" style:font-name="DejaVu Sans Mono" fo:font-size="15pt" fo:font-weight="bold"/>
    </style:style>
    <style:style style:name="T22" style:family="text">
      <style:text-properties fo:color="#008080" style:font-name-asian="AR PL UKai TW" style:font-size-asian="15pt" style:font-weight-asian="bold"/>
    </style:style>
    <style:style style:name="T23" style:family="text">
      <style:text-properties fo:color="#b200b2" style:font-name="DejaVu Sans Mono" fo:font-size="15pt"/>
    </style:style>
    <style:style style:name="T24" style:family="text">
      <style:text-properties fo:color="#94558d" style:font-name="DejaVu Sans Mono" fo:font-size="15pt"/>
    </style:style>
    <style:style style:name="T25" style:family="text">
      <style:text-properties fo:color="#660099"/>
    </style:style>
    <style:style style:name="T26" style:family="text">
      <style:text-properties fo:color="#660099" style:font-name="DejaVu Sans Mono" fo:font-size="15pt"/>
    </style:style>
    <style:style style:name="T27" style:family="text">
      <style:text-properties fo:color="#808080" style:font-name="DejaVu Sans Mono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生成器generator</text:h>
      <text:list xml:id="list2288410331" text:style-name="WWNum11">
        <text:list-item>
          <text:p text:style-name="P7">定义：能够动态(<text:span text:style-name="T1">循环一次计算一次返回一次</text:span>)提供数据的可迭代对象。</text:p>
        </text:list-item>
        <text:list-item>
          <text:p text:style-name="P7">作用：在循环过程中，按照某种算法推算数据，不必创建容器存储完整的结果，从而节省内存空间。数据量越大，优势越明显。</text:p>
        </text:list-item>
        <text:list-item>
          <text:p text:style-name="P7">以上作用也称之为延迟操作或惰性操作，通俗的讲就是在需要的时候才计算结果，而不是一次构建出所有结果。</text:p>
        </text:list-item>
      </text:list>
      <text:h text:style-name="P28" text:outline-level="2">生成器函数</text:h>
      <text:list xml:id="list2220409610" text:style-name="WWNum12">
        <text:list-item>
          <text:p text:style-name="P8">定义：含有yield语句的函数，返回值为生成器对象。</text:p>
        </text:list-item>
        <text:list-item>
          <text:p text:style-name="P8">语法</text:p>
        </text:list-item>
      </text:list>
      <text:p text:style-name="P15">-- 创建：</text:p>
      <text:p text:style-name="P16">def 函数名():</text:p>
      <text:p text:style-name="P17">…</text:p>
      <text:p text:style-name="P17">yield 数据</text:p>
      <text:p text:style-name="P18">…</text:p>
      <text:p text:style-name="P15"><text:tab/>-- 调用：</text:p>
      <text:p text:style-name="P15"><text:tab/> for 变量名 in 函数名():</text:p>
      <text:p text:style-name="P15"><text:tab/><text:tab/> <text:s/>语句</text:p>
      <text:list xml:id="list211120412329801" text:continue-numbering="true" text:style-name="WWNum12">
        <text:list-item>
          <text:p text:style-name="P8">说明：</text:p>
        </text:list-item>
      </text:list>
      <text:p text:style-name="P15">-- 调用生成器函数将返回一个生成器对象，不执行函数体。</text:p>
      <text:p text:style-name="P15">-- <text:s/>yield翻译为”产生”或”生成”</text:p>
      <text:list xml:id="list211120311344683" text:continue-numbering="true" text:style-name="WWNum12">
        <text:list-item>
          <text:p text:style-name="P8">执行过程：</text:p>
        </text:list-item>
      </text:list>
      <text:list xml:id="list1378434031" text:style-name="WWNum13">
        <text:list-item>
          <text:p text:style-name="P9">调用生成器函数会自动创建迭代器对象。</text:p>
        </text:list-item>
        <text:list-item>
          <text:p text:style-name="P9">调用迭代器对象的__next__()方法时才执行生成器函数。</text:p>
        </text:list-item>
        <text:list-item>
          <text:p text:style-name="P9">每次执行到yield语句时返回数据，暂时离开。</text:p>
        </text:list-item>
        <text:list-item>
          <text:p text:style-name="P9">待下次调用__next__()方法时继续从离开处继续执行。</text:p>
        </text:list-item>
      </text:list>
      <text:list xml:id="list211120465736695" text:continue-list="list211120311344683" text:style-name="WWNum12">
        <text:list-item>
          <text:p text:style-name="P8">原理：生成迭代器对象的大致规则如下</text:p>
        </text:list-item>
      </text:list>
      <text:p text:style-name="P19">-- 将yield关键字以前的代码放在next方法中。</text:p>
      <text:p text:style-name="P19">-- 将yield关键字后面的数据作为next方法的返回值。</text:p>
      <text:p text:style-name="P23">生成器</text:p>
      <text:p text:style-name="P23"><text:s text:c="8"/>特点:惰性操作</text:p>
      <text:p text:style-name="P23"><text:s text:c="8"/>本质:可迭代对象 + 迭代器</text:p>
      <text:p text:style-name="P23"><text:s text:c="8"/>面试题: 请简述生成器与迭代器的关系?</text:p>
      <text:p text:style-name="P23"><text:s text:c="12"/>生成器函数会通过yield将代码编译为迭代器的next方法.</text:p>
      <text:p text:style-name="P23"><text:s text:c="12"/>就可以一次循环,一次计算,一次返回,从而实现惰性操作.</text:p>
      <text:p text:style-name="P23"><text:s text:c="12"/>便可节省内存空间.</text:p>
      <text:p text:style-name="P23"/>
      <text:p text:style-name="P23"><text:s text:c="8"/>生成器函数:</text:p>
      <text:p text:style-name="P23"><text:s text:c="12"/>class 生成器:</text:p>
      <text:p text:style-name="P23"><text:soft-page-break/><text:s text:c="16"/>def __iter__():</text:p>
      <text:p text:style-name="P23"><text:s text:c="20"/>return self</text:p>
      <text:p text:style-name="P23"/>
      <text:p text:style-name="P23"><text:s text:c="16"/>def __next__():</text:p>
      <text:p text:style-name="P23"><text:s text:c="20"/>return 数据</text:p>
      <text:p text:style-name="P23"/>
      <text:p text:style-name="P23"><text:s text:c="12"/>def 方法名称():</text:p>
      <text:p text:style-name="P23"><text:s text:c="16"/>...</text:p>
      <text:p text:style-name="P23"><text:s text:c="16"/>yield 数据</text:p>
      <text:p text:style-name="P23"><text:s text:c="16"/>...</text:p>
      <text:p text:style-name="P23"/>
      <text:p text:style-name="P23"><text:s text:c="12"/>for item in 方法名():</text:p>
      <text:p text:style-name="P23"><text:s text:c="16"/>item</text:p>
      <text:p text:style-name="P23"/>
      <text:p text:style-name="P23"><text:s text:c="12"/>延迟/惰性 --&gt; 立即</text:p>
      <text:p text:style-name="P23"><text:s text:c="16"/>容器(方法名())</text:p>
      <text:p text:style-name="P23"/>
      <text:p text:style-name="P23"><text:s text:c="8"/>生成器表达式:</text:p>
      <text:p text:style-name="P23"><text:s text:c="12"/>(对象item操作 for item in 可迭代对象)</text:p>
      <text:p text:style-name="P23"><text:s text:c="12"/>(对象item操作 for item in 可迭代对象 if 条件)</text:p>
      <text:p text:style-name="P23"/>
      <text:p text:style-name="P23"><text:s text:c="4"/>函数式编程</text:p>
      <text:p text:style-name="P23"><text:s text:c="9"/>将函数作为参数</text:p>
      <text:p text:style-name="P23"><text:s text:c="12"/>参数是数据,传递数值,字符串,容器,自定义类</text:p>
      <text:p text:style-name="P23"><text:s text:c="12"/>参数是逻辑(行为/算法/功能),传递函数.</text:p>
      <text:p text:style-name="P23"/>
      <text:p text:style-name="P23"><text:s text:c="12"/>待重构代码:</text:p>
      <text:p text:style-name="P23"><text:s text:c="16"/>def 功能1():</text:p>
      <text:p text:style-name="P23"><text:s text:c="20"/>不变的代码</text:p>
      <text:p text:style-name="P23"><text:s text:c="20"/>变化的代码1</text:p>
      <text:p text:style-name="P23"/>
      <text:p text:style-name="P23"><text:s text:c="16"/>def 功能2():</text:p>
      <text:p text:style-name="P23"><text:s text:c="20"/>不变的代码</text:p>
      <text:p text:style-name="P23"><text:s text:c="20"/>变化的代码2</text:p>
      <text:p text:style-name="P23"/>
      <text:p text:style-name="P23"><text:s text:c="16"/>def 功能3():</text:p>
      <text:p text:style-name="P23"><text:s text:c="20"/>不变的代码</text:p>
      <text:p text:style-name="P23"><text:s text:c="20"/>变化的代码3</text:p>
      <text:p text:style-name="P23"/>
      <text:p text:style-name="P23"><text:s text:c="12"/>"封装":分</text:p>
      <text:p text:style-name="P23"><text:s text:c="16"/>def 条件1():</text:p>
      <text:p text:style-name="P23"><text:s text:c="20"/>变化的代码1</text:p>
      <text:p text:style-name="P23"><text:s text:c="16"/>def 条件2():</text:p>
      <text:p text:style-name="P23"><text:s text:c="20"/>变化的代码2</text:p>
      <text:p text:style-name="P23"><text:s text:c="16"/>def 条件3():</text:p>
      <text:p text:style-name="P23"><text:s text:c="20"/>变化的代码3</text:p>
      <text:p text:style-name="P23"/>
      <text:p text:style-name="P23"><text:s text:c="16"/>def 稳定的/通用的():</text:p>
      <text:p text:style-name="P23"><text:soft-page-break/><text:s text:c="20"/>不变的代码</text:p>
      <text:p text:style-name="P23"/>
      <text:p text:style-name="P23"><text:s text:c="12"/>"继承":隔</text:p>
      <text:p text:style-name="P23"><text:s text:c="17"/>def 稳定的/通用的(参数):</text:p>
      <text:p text:style-name="P23"><text:s text:c="20"/>不变的代码</text:p>
      <text:p text:style-name="P23"><text:s text:c="20"/>参数()</text:p>
      <text:p text:style-name="P23"><text:s text:c="12"/>"多态":执</text:p>
      <text:p text:style-name="P23"><text:s text:c="16"/>稳定的/通用的(条件3)</text:p>
      <text:p text:style-name="P23"/>
      <text:p text:style-name="P23"><text:s text:c="12"/>list_helper.py</text:p>
      <text:p text:style-name="P23"><text:s text:c="16"/>def 稳定的/通用的():</text:p>
      <text:p text:style-name="P23"><text:s text:c="20"/>....</text:p>
      <text:p text:style-name="P23"/>
      <text:p text:style-name="P23"><text:s text:c="9"/>将函数作为返回值</text:p>
      <text:p text:style-name="P23"><text:s text:c="12"/>....</text:p>
      <text:h text:style-name="P28" text:outline-level="2">内置生成器</text:h>
      <text:h text:style-name="P29" text:outline-level="3">枚举函数enumerate</text:h>
      <text:list xml:id="list1602096824" text:style-name="WWNum14">
        <text:list-item>
          <text:p text:style-name="P10">语法：</text:p>
        </text:list-item>
      </text:list>
      <text:p text:style-name="P2">for 变量 in enumerate(可迭代对象):</text:p>
      <text:p text:style-name="P2"><text:s text:c="5"/>语句</text:p>
      <text:p text:style-name="P2"/>
      <text:p text:style-name="P2">for 索引, 元素in enumerate(可迭代对象):</text:p>
      <text:p text:style-name="P2"><text:s text:c="4"/>语句</text:p>
      <text:list xml:id="list211121641266682" text:continue-numbering="true" text:style-name="WWNum14">
        <text:list-item>
          <text:p text:style-name="P10">作用：遍历可迭代对象时，可以将索引与元素组合为一个元组。</text:p>
          <text:p text:style-name="P42"><text:span text:style-name="T10">练习</text:span><text:span text:style-name="T9">:</text:span><text:span text:style-name="T10">自定义函数</text:span><text:span text:style-name="T9">my_enumerate,</text:span><text:span text:style-name="T10">实现以下功能</text:span></text:p>
        </text:list-item>
      </text:list>
      <text:p text:style-name="P35"><text:span text:style-name="T2">list01 = [</text:span><text:span text:style-name="T19">4</text:span><text:span text:style-name="T2">, </text:span><text:span text:style-name="T19">5</text:span><text:span text:style-name="T2">, </text:span><text:span text:style-name="T19">5</text:span><text:span text:style-name="T2">, </text:span><text:span text:style-name="T19">56</text:span><text:span text:style-name="T2">, </text:span><text:span text:style-name="T19">6</text:span><text:span text:style-name="T2">, </text:span><text:span text:style-name="T19">77</text:span><text:span text:style-name="T2">]</text:span></text:p>
      <text:p text:style-name="P36"># for item in enumerate(list01):</text:p>
      <text:p text:style-name="P34"><text:span text:style-name="T9"># <text:s text:c="4"/>print(item)# (</text:span><text:span text:style-name="T10">索引</text:span><text:span text:style-name="T9">, </text:span><text:span text:style-name="T10">元素</text:span><text:span text:style-name="T9">)</text:span></text:p>
      <text:p text:style-name="P35"><text:span text:style-name="T17">def </text:span><text:span text:style-name="T2">my_enumerate(list_target):</text:span></text:p>
      <text:p text:style-name="P34"><text:s text:c="4"/><text:span text:style-name="T3">index = </text:span><text:span text:style-name="T20">0</text:span></text:p>
      <text:p text:style-name="P34"><text:span text:style-name="T18"><text:s text:c="4"/></text:span><text:span text:style-name="T16">for </text:span><text:span text:style-name="T3">item </text:span><text:span text:style-name="T16">in </text:span><text:span text:style-name="T3">list_target:</text:span></text:p>
      <text:p text:style-name="P34"><text:s text:c="8"/><text:span text:style-name="T16">yield </text:span><text:span text:style-name="T3">(index,item)</text:span></text:p>
      <text:p text:style-name="P34"><text:s text:c="8"/><text:span text:style-name="T3">index +=</text:span><text:span text:style-name="T20">1</text:span></text:p>
      <text:p text:style-name="P35"><text:span text:style-name="T17">for </text:span><text:span text:style-name="T2">item </text:span><text:span text:style-name="T17">in </text:span><text:span text:style-name="T2">my_enumerate(list01):</text:span></text:p>
      <text:p text:style-name="P34"><text:s text:c="4"/><text:span text:style-name="T15">print</text:span><text:span text:style-name="T3">(item,</text:span><text:span text:style-name="T26">end</text:span><text:span text:style-name="T3">=</text:span><text:span text:style-name="T21">" "</text:span><text:span text:style-name="T3">)</text:span><text:span text:style-name="T9"># (</text:span><text:span text:style-name="T10">索引</text:span><text:span text:style-name="T9">, </text:span><text:span text:style-name="T10">元素</text:span><text:span text:style-name="T9">)(0, 4) (1, 5) (2, 5) (3, 56) (4, 6) (5, 77) </text:span></text:p>
      <text:p text:style-name="P35"><text:span text:style-name="T14">print</text:span><text:span text:style-name="T2">()</text:span></text:p>
      <text:p text:style-name="P35"><text:span text:style-name="T17">for </text:span><text:span text:style-name="T2">index,item </text:span><text:span text:style-name="T17">in </text:span><text:span text:style-name="T2">my_enumerate(list01):</text:span></text:p>
      <text:p text:style-name="P38"><text:s text:c="4"/><text:span text:style-name="T15">print</text:span><text:span text:style-name="T3">(index,item,</text:span><text:span text:style-name="T26">end</text:span><text:span text:style-name="T3">=</text:span><text:span text:style-name="T21">"|"</text:span><text:span text:style-name="T3">)</text:span><text:span text:style-name="T9"># <text:s/>索引 元素 <text:s/>0 4 | 1 5 | 2 5 | 3 56 | 4 6 | 5 77</text:span></text:p>
      <text:list xml:id="list211122365940437" text:continue-numbering="true" text:style-name="WWNum14">
        <text:list-item>
          <text:p text:style-name="P26"><text:soft-page-break/></text:p>
        </text:list-item>
      </text:list>
      <text:h text:style-name="P29" text:outline-level="3">zip</text:h>
      <text:list xml:id="list1629126398" text:style-name="WWNum15">
        <text:list-item>
          <text:p text:style-name="P11">语法：</text:p>
        </text:list-item>
      </text:list>
      <text:p text:style-name="P20">for item in zip(可迭代对象1, 可迭代对象2….):</text:p>
      <text:p text:style-name="P15"><text:s text:c="4"/><text:tab/><text:tab/>语句</text:p>
      <text:list xml:id="list211120360382147" text:continue-numbering="true" text:style-name="WWNum15">
        <text:list-item>
          <text:p text:style-name="P11">作用：将多个可迭代对象中对应的元素组合成一个个元组，生成的元组个数由最小的可迭代对象决定。</text:p>
        </text:list-item>
      </text:list>
      <text:h text:style-name="P28" text:outline-level="2">生成器表达式</text:h>
      <text:list xml:id="list2079333365" text:style-name="WWNum16">
        <text:list-item>
          <text:p text:style-name="P12">定义：用推导式形式创建生成器对象。</text:p>
        </text:list-item>
        <text:list-item>
          <text:p text:style-name="P12">语法：变量 = ( 表达式 for 变量 in 可迭代对象 [if 真值表达式] )</text:p>
        </text:list-item>
      </text:list>
      <text:h text:style-name="P27" text:outline-level="1">函数式编程</text:h>
      <text:p text:style-name="P3">1. 定义：用一系列函数解决问题。</text:p>
      <text:p text:style-name="P15">-- 函数可以赋值给变量，赋值后变量绑定函数。</text:p>
      <text:p text:style-name="P15">-- 允许将函数作为参数传入另一个函数。</text:p>
      <text:p text:style-name="P15">-- 允许函数返回一个函数。</text:p>
      <text:p text:style-name="P1"><text:tab/>2. 高阶函数：将函数作为参数或返回值的函数。</text:p>
      <text:h text:style-name="P28" text:outline-level="2">函数作为参数</text:h>
      <text:p text:style-name="P15">将核心逻辑传入方法体，使该方法的适用性更广，体现了面向对象的开闭原则。</text:p>
      <text:h text:style-name="P29" text:outline-level="3">lambda 表达式</text:h>
      <text:list xml:id="list215108850" text:style-name="WWNum17">
        <text:list-item>
          <text:p text:style-name="P13">定义：是一种匿名方法。</text:p>
        </text:list-item>
        <text:list-item>
          <text:p text:style-name="P13">作用：作为参数传递时语法简洁，优雅，代码可读性强。</text:p>
        </text:list-item>
      </text:list>
      <text:p text:style-name="P21">随时创建和销毁，减少程序耦合度。</text:p>
      <text:list xml:id="list211121829468845" text:continue-numbering="true" text:style-name="WWNum17">
        <text:list-item>
          <text:p text:style-name="P13">语法</text:p>
        </text:list-item>
      </text:list>
      <text:p text:style-name="P15">-- 定义：</text:p>
      <text:p text:style-name="P22">变量 = lambda 形参: 方法体</text:p>
      <text:p text:style-name="P1"><text:tab/> <text:s text:c="2"/>-- 调用：</text:p>
      <text:p text:style-name="P1"><text:tab/><text:tab/><text:tab/>变量(实参)</text:p>
      <text:list xml:id="list211121631959994" text:continue-numbering="true" text:style-name="WWNum17">
        <text:list-item>
          <text:p text:style-name="P13">说明：</text:p>
        </text:list-item>
      </text:list>
      <text:p text:style-name="P15">-- 形参没有可以不填</text:p>
      <text:p text:style-name="P15">-- 方法体只能有一条语句，且不支持赋值语句。</text:p>
      <text:p text:style-name="P31">"""</text:p>
      <text:p text:style-name="P34"><text:span text:style-name="T5"><text:s text:c="4"/></text:span><text:span text:style-name="T6">lambda : </text:span><text:span text:style-name="T7">匿名函数</text:span></text:p>
      <text:p text:style-name="P34"><text:soft-page-break/><text:span text:style-name="T5"><text:s text:c="4"/></text:span><text:span text:style-name="T7">语法规则</text:span><text:span text:style-name="T6">:lambda </text:span><text:span text:style-name="T7">参数</text:span><text:span text:style-name="T6">:</text:span><text:span text:style-name="T7">函数体</text:span></text:p>
      <text:p text:style-name="P30">"""</text:p>
      <text:p text:style-name="P34"><text:span text:style-name="T9"># </text:span><text:span text:style-name="T10">定义有参数</text:span><text:span text:style-name="T9">lambda</text:span></text:p>
      <text:p text:style-name="P33">func = <text:span text:style-name="T13">lambda </text:span>item:item % <text:span text:style-name="T18">2 </text:span>== <text:span text:style-name="T18">0</text:span></text:p>
      <text:p text:style-name="P33">re = func(<text:span text:style-name="T18">5</text:span>)</text:p>
      <text:p text:style-name="P33"><text:span text:style-name="T12">print</text:span>(re)</text:p>
      <text:p text:style-name="P34"><text:span text:style-name="T9"># </text:span><text:span text:style-name="T10">定义无参数</text:span><text:span text:style-name="T9">lambda</text:span></text:p>
      <text:p text:style-name="P33">func = <text:span text:style-name="T13">lambda </text:span>:<text:span text:style-name="T18">100</text:span></text:p>
      <text:p text:style-name="P33">re = func()</text:p>
      <text:p text:style-name="P33"><text:span text:style-name="T12">print</text:span>(re)</text:p>
      <text:p text:style-name="P34"><text:span text:style-name="T9"># </text:span><text:span text:style-name="T10">定义多个参数</text:span><text:span text:style-name="T9">lambda</text:span></text:p>
      <text:p text:style-name="P33">func =<text:span text:style-name="T13">lambda </text:span>a,b,c:a+b+c</text:p>
      <text:p text:style-name="P33">re = func(<text:span text:style-name="T18">1</text:span>,<text:span text:style-name="T18">2</text:span>,<text:span text:style-name="T18">3</text:span>)</text:p>
      <text:p text:style-name="P33"><text:span text:style-name="T12">print</text:span>(re)</text:p>
      <text:p text:style-name="P34"><text:span text:style-name="T9"># </text:span><text:span text:style-name="T10">定义无返回值</text:span><text:span text:style-name="T9">lambda</text:span></text:p>
      <text:p text:style-name="P34"><text:span text:style-name="T3">func = </text:span><text:span text:style-name="T16">lambda </text:span><text:span text:style-name="T3">a:</text:span><text:span text:style-name="T15">print</text:span><text:span text:style-name="T3">(</text:span><text:span text:style-name="T21">"</text:span><text:span text:style-name="T22">变量是</text:span><text:span text:style-name="T21">:"</text:span><text:span text:style-name="T3">,a)</text:span></text:p>
      <text:p text:style-name="P33">func(<text:span text:style-name="T18">10</text:span>)</text:p>
      <text:p text:style-name="P33"><text:span text:style-name="T13">class </text:span>A:</text:p>
      <text:p text:style-name="P34"><text:s text:c="4"/><text:span text:style-name="T16">def </text:span><text:span text:style-name="T23">__init__</text:span><text:span text:style-name="T3">(</text:span><text:span text:style-name="T24">self</text:span><text:span text:style-name="T3">,a):</text:span></text:p>
      <text:p text:style-name="P34"><text:s text:c="8"/><text:span text:style-name="T24">self</text:span><text:span text:style-name="T3">.a = a</text:span></text:p>
      <text:p text:style-name="P33"><text:span text:style-name="T13">def </text:span>fun01(obj):</text:p>
      <text:p text:style-name="P34"><text:s text:c="4"/><text:span text:style-name="T3">obj.a = </text:span><text:span text:style-name="T20">100</text:span></text:p>
      <text:p text:style-name="P33">o = A(<text:span text:style-name="T18">10</text:span>)</text:p>
      <text:p text:style-name="P33">fun01(o)</text:p>
      <text:p text:style-name="P33"><text:span text:style-name="T12">print</text:span>(o.a)</text:p>
      <text:p text:style-name="P36"># SyntaxError: can't assign to lambda</text:p>
      <text:p text:style-name="P34"><text:span text:style-name="T9"># lambda </text:span><text:span text:style-name="T10">不支持赋值语句</text:span></text:p>
      <text:p text:style-name="P36"># func = lambda obj:obj.a = 100</text:p>
      <text:p text:style-name="P34"><text:span text:style-name="T9"># lambda </text:span><text:span text:style-name="T10">只支持一条语句</text:span></text:p>
      <text:p text:style-name="P33"><text:span text:style-name="T13">def </text:span>fun01(a,b):</text:p>
      <text:p text:style-name="P34"><text:s text:c="4"/><text:span text:style-name="T16">if </text:span><text:span text:style-name="T3">a % </text:span><text:span text:style-name="T20">2 </text:span><text:span text:style-name="T3">== </text:span><text:span text:style-name="T20">0</text:span><text:span text:style-name="T3">:</text:span></text:p>
      <text:p text:style-name="P34"><text:s text:c="8"/><text:span text:style-name="T15">print</text:span><text:span text:style-name="T3">(a+b)</text:span></text:p>
      <text:p text:style-name="P36"># lambda a,b:if a % 2 == 0: print(a+b)</text:p>
      <text:p text:style-name="P33">list01 = [<text:span text:style-name="T18">4</text:span>,<text:span text:style-name="T18">5</text:span>,<text:span text:style-name="T18">5</text:span>,<text:span text:style-name="T18">6</text:span>,<text:span text:style-name="T18">767</text:span>,<text:span text:style-name="T18">8</text:span>,<text:span text:style-name="T18">10</text:span>]</text:p>
      <text:p text:style-name="P36"># def condition01(item):</text:p>
      <text:p text:style-name="P36"># <text:s text:c="4"/>return item % 2 == 0</text:p>
      <text:p text:style-name="P36">#</text:p>
      <text:p text:style-name="P36"># def condition02(item):</text:p>
      <text:p text:style-name="P36"># <text:s text:c="4"/>return item % 2</text:p>
      <text:p text:style-name="P36">#</text:p>
      <text:p text:style-name="P36"># def condition03(item):</text:p>
      <text:p text:style-name="P36"><text:soft-page-break/># <text:s text:c="4"/>return item <text:s/>&gt; 10</text:p>
      <text:p text:style-name="P33"><text:span text:style-name="T13">def </text:span>find(target,func):</text:p>
      <text:p text:style-name="P34"><text:s text:c="4"/><text:span text:style-name="T16">for </text:span><text:span text:style-name="T3">item </text:span><text:span text:style-name="T16">in </text:span><text:span text:style-name="T3">target:</text:span></text:p>
      <text:p text:style-name="P34"><text:s text:c="8"/><text:span text:style-name="T16">if </text:span><text:span text:style-name="T3">func(item):</text:span></text:p>
      <text:p text:style-name="P34"><text:s text:c="12"/><text:span text:style-name="T16">yield </text:span><text:span text:style-name="T3">item</text:span></text:p>
      <text:p text:style-name="P36"># for item in find(list01,condition03):</text:p>
      <text:p text:style-name="P36"># <text:s text:c="4"/>print(item)</text:p>
      <text:p text:style-name="P33"><text:span text:style-name="T13">for </text:span>item <text:span text:style-name="T13">in </text:span>find(list01,<text:span text:style-name="T13">lambda </text:span>item:item <text:s/>&gt; <text:span text:style-name="T18">10</text:span>):</text:p>
      <text:p text:style-name="P38"><text:s text:c="4"/><text:span text:style-name="T15">print</text:span><text:span text:style-name="T3">(item)</text:span></text:p>
      <text:h text:style-name="P29" text:outline-level="3"/>
      <text:h text:style-name="P29" text:outline-level="3">内置高阶函数</text:h>
      <text:list xml:id="list3978934420" text:style-name="WWNum18">
        <text:list-item>
          <text:p text:style-name="P14">map（函数，可迭代对象）：使用可迭代对象中的每个元素调用函数，将返回值作为新可迭代对象元素；返回值为新可迭代对象。</text:p>
        </text:list-item>
        <text:list-item>
          <text:p text:style-name="P14">filter(函数，可迭代对象)：根据条件筛选可迭代对象中的元素，返回值为新可迭代对象。</text:p>
        </text:list-item>
        <text:list-item>
          <text:p text:style-name="P14">sorted(可迭代对象，key = 函数,reverse = bool值)：排序，返回值为排序结果。</text:p>
        </text:list-item>
        <text:list-item>
          <text:p text:style-name="P14">max(可迭代对象，key = 函数)：根据函数获取可迭代对象的最大值。</text:p>
        </text:list-item>
        <text:list-item>
          <text:p text:style-name="P14">min(可迭代对象，key = 函数)：根据函数获取可迭代对象的最小值。</text:p>
          <text:p text:style-name="P40">"""</text:p>
        </text:list-item>
      </text:list>
      <text:p text:style-name="P34"><text:span text:style-name="T5"><text:s text:c="4"/></text:span><text:span text:style-name="T7">内置高阶函数</text:span></text:p>
      <text:p text:style-name="P32"><text:s text:c="4"/><text:span text:style-name="T4">17:05</text:span></text:p>
      <text:p text:style-name="P30">"""</text:p>
      <text:p text:style-name="P33"><text:span text:style-name="T13">from </text:span>common.list_helper <text:span text:style-name="T13">import </text:span>ListHelper</text:p>
      <text:p text:style-name="P33"><text:span text:style-name="T13">class </text:span>Wife:</text:p>
      <text:p text:style-name="P34"><text:s text:c="4"/><text:span text:style-name="T16">def </text:span><text:span text:style-name="T23">__init__</text:span><text:span text:style-name="T3">(</text:span><text:span text:style-name="T24">self</text:span><text:span text:style-name="T3">, name, age, weight, height):</text:span></text:p>
      <text:p text:style-name="P34"><text:s text:c="8"/><text:span text:style-name="T24">self</text:span><text:span text:style-name="T3">.name = name</text:span></text:p>
      <text:p text:style-name="P34"><text:s text:c="8"/><text:span text:style-name="T24">self</text:span><text:span text:style-name="T3">.age = age</text:span></text:p>
      <text:p text:style-name="P34"><text:s text:c="8"/><text:span text:style-name="T24">self</text:span><text:span text:style-name="T3">.weight = weight</text:span></text:p>
      <text:p text:style-name="P34"><text:s text:c="8"/><text:span text:style-name="T24">self</text:span><text:span text:style-name="T3">.height = height</text:span></text:p>
      <text:p text:style-name="P33">list01 = [</text:p>
      <text:p text:style-name="P34"><text:s text:c="4"/><text:span text:style-name="T3">Wife(</text:span><text:span text:style-name="T21">"</text:span><text:span text:style-name="T22">翠花</text:span><text:span text:style-name="T21">"</text:span><text:span text:style-name="T3">, </text:span><text:span text:style-name="T20">36</text:span><text:span text:style-name="T3">, </text:span><text:span text:style-name="T20">60</text:span><text:span text:style-name="T3">, </text:span><text:span text:style-name="T20">1.5</text:span><text:span text:style-name="T3">),</text:span></text:p>
      <text:p text:style-name="P34"><text:s text:c="4"/><text:span text:style-name="T3">Wife(</text:span><text:span text:style-name="T21">"</text:span><text:span text:style-name="T22">如花</text:span><text:span text:style-name="T21">"</text:span><text:span text:style-name="T3">, </text:span><text:span text:style-name="T20">39</text:span><text:span text:style-name="T3">, </text:span><text:span text:style-name="T20">75</text:span><text:span text:style-name="T3">, </text:span><text:span text:style-name="T20">1.3</text:span><text:span text:style-name="T3">),</text:span></text:p>
      <text:p text:style-name="P34"><text:s text:c="4"/><text:span text:style-name="T3">Wife(</text:span><text:span text:style-name="T21">"</text:span><text:span text:style-name="T22">赵敏</text:span><text:span text:style-name="T21">"</text:span><text:span text:style-name="T3">, </text:span><text:span text:style-name="T20">25</text:span><text:span text:style-name="T3">, </text:span><text:span text:style-name="T20">46</text:span><text:span text:style-name="T3">, </text:span><text:span text:style-name="T20">1.7</text:span><text:span text:style-name="T3">),</text:span></text:p>
      <text:p text:style-name="P34"><text:s text:c="4"/><text:span text:style-name="T3">Wife(</text:span><text:span text:style-name="T21">"</text:span><text:span text:style-name="T22">灭绝</text:span><text:span text:style-name="T21">"</text:span><text:span text:style-name="T3">, </text:span><text:span text:style-name="T20">42</text:span><text:span text:style-name="T3">, </text:span><text:span text:style-name="T20">50</text:span><text:span text:style-name="T3">, </text:span><text:span text:style-name="T20">1.8</text:span><text:span text:style-name="T3">)</text:span></text:p>
      <text:p text:style-name="P33">]</text:p>
      <text:p text:style-name="P36"># for item in ListHelper.find_all(list01,lambda item:item.age &lt; 40):</text:p>
      <text:p text:style-name="P36"># <text:s text:c="4"/>print(item.name)</text:p>
      <text:p text:style-name="P34"><text:span text:style-name="T9"># 1. </text:span><text:span text:style-name="T10">过滤</text:span><text:span text:style-name="T9">:</text:span><text:span text:style-name="T10">根据条件筛选可迭代对象中的元素，返回值为新可迭代对象。</text:span></text:p>
      <text:p text:style-name="P33"><text:soft-page-break/><text:span text:style-name="T13">for </text:span>item <text:span text:style-name="T13">in </text:span><text:span text:style-name="T12">filter</text:span>(<text:span text:style-name="T13">lambda </text:span>item:item.age &lt; <text:span text:style-name="T18">40</text:span>,list01):</text:p>
      <text:p text:style-name="P34"><text:s text:c="4"/><text:span text:style-name="T15">print</text:span><text:span text:style-name="T3">(item.name)</text:span></text:p>
      <text:p text:style-name="P36"># for item in ListHelper.select(list01,lambda item:(item.name,item.age)):</text:p>
      <text:p text:style-name="P36"># <text:s text:c="4"/>print(item)</text:p>
      <text:p text:style-name="P34"><text:span text:style-name="T9"># 2. </text:span><text:span text:style-name="T10">映射</text:span><text:span text:style-name="T9">:</text:span><text:span text:style-name="T10">使用可迭代对象中的每个元素调用函数，将返回值作为新可迭代对象元素；</text:span></text:p>
      <text:p text:style-name="P33"><text:span text:style-name="T13">for </text:span>item <text:span text:style-name="T13">in </text:span><text:span text:style-name="T12">map</text:span>(<text:span text:style-name="T13">lambda </text:span>item:(item.name,item.age),list01):</text:p>
      <text:p text:style-name="P34"><text:s text:c="4"/><text:span text:style-name="T15">print</text:span><text:span text:style-name="T3">(item)</text:span></text:p>
      <text:p text:style-name="P34"><text:span text:style-name="T9"># 3. </text:span><text:span text:style-name="T10">排序</text:span><text:span text:style-name="T9">(</text:span><text:span text:style-name="T10">返回排序结果</text:span><text:span text:style-name="T9">,</text:span><text:span text:style-name="T10">支持升序与降序</text:span><text:span text:style-name="T9">)</text:span></text:p>
      <text:p text:style-name="P36"># ListHelper.order_by(list01,lambda item:item.height)</text:p>
      <text:p text:style-name="P36"># for item in list01:</text:p>
      <text:p text:style-name="P36"># <text:s text:c="4"/>print(item.height)</text:p>
      <text:p text:style-name="P34"><text:span text:style-name="T9"># </text:span><text:span text:style-name="T10">升序排列</text:span></text:p>
      <text:p text:style-name="P33"><text:span text:style-name="T13">for </text:span>item <text:span text:style-name="T13">in </text:span><text:span text:style-name="T12">sorted</text:span>(list01,<text:span text:style-name="T25">key </text:span>= <text:span text:style-name="T13">lambda </text:span>item:item.height):</text:p>
      <text:p text:style-name="P34"><text:s text:c="4"/><text:span text:style-name="T15">print</text:span><text:span text:style-name="T3">(item.height)</text:span></text:p>
      <text:p text:style-name="P34"><text:span text:style-name="T9"># </text:span><text:span text:style-name="T10">降序排列</text:span></text:p>
      <text:p text:style-name="P33"><text:span text:style-name="T13">for </text:span>item <text:span text:style-name="T13">in </text:span><text:span text:style-name="T12">sorted</text:span>(list01,<text:span text:style-name="T25">key </text:span>= <text:span text:style-name="T13">lambda </text:span>item:item.height,<text:span text:style-name="T25">reverse</text:span>=<text:span text:style-name="T13">True</text:span>):</text:p>
      <text:p text:style-name="P34"><text:s text:c="4"/><text:span text:style-name="T15">print</text:span><text:span text:style-name="T3">(item.height)</text:span></text:p>
      <text:p text:style-name="P34"><text:span text:style-name="T9"># 4. </text:span><text:span text:style-name="T10">获取最大值</text:span></text:p>
      <text:p text:style-name="P33">re = <text:span text:style-name="T12">max</text:span>(list01, <text:span text:style-name="T25">key</text:span>=<text:span text:style-name="T13">lambda </text:span>item: item.weight)</text:p>
      <text:p text:style-name="P33"><text:span text:style-name="T12">print</text:span>(re.name)</text:p>
      <text:p text:style-name="P34"><text:span text:style-name="T9"># 5. </text:span><text:span text:style-name="T10">获取最小值</text:span></text:p>
      <text:p text:style-name="P33">re = <text:span text:style-name="T12">min</text:span>(list01, <text:span text:style-name="T25">key</text:span>=<text:span text:style-name="T13">lambda </text:span>item: item.weight)</text:p>
      <text:p text:style-name="P39"><text:span text:style-name="T12">print</text:span>(re.name)</text:p>
      <text:list xml:id="list211121909135354" text:continue-numbering="true" text:style-name="WWNum18">
        <text:list-header>
          <text:p text:style-name="P24"/>
        </text:list-header>
      </text:list>
      <text:h text:style-name="P28" text:outline-level="2">函数作为返回值</text:h>
      <text:p text:style-name="P15">逻辑连续，当内部函数被调用时，不脱离当前的逻辑。</text:p>
      <text:h text:style-name="P29" text:outline-level="3">闭包</text:h>
      <text:list xml:id="list1554429269" text:style-name="WWNum19">
        <text:list-item>
          <text:p text:style-name="P6">三要素：</text:p>
        </text:list-item>
      </text:list>
      <text:p text:style-name="P15">-- 必须有一个内嵌函数。</text:p>
      <text:p text:style-name="P15">-- 内嵌函数必须引用外部函数中变量。</text:p>
      <text:p text:style-name="P15">-- 外部函数返回值必须是内嵌函数。</text:p>
      <text:list xml:id="list211120468214076" text:continue-numbering="true" text:style-name="WWNum19">
        <text:list-item>
          <text:p text:style-name="P6">语法</text:p>
        </text:list-item>
      </text:list>
      <text:p text:style-name="P4">-- 定义：</text:p>
      <text:p text:style-name="P5"><text:soft-page-break/>def 外部函数名(参数):</text:p>
      <text:p text:style-name="P5"><text:tab/><text:tab/>外部变量</text:p>
      <text:p text:style-name="P5"><text:tab/><text:tab/>def 内部函数名(参数):</text:p>
      <text:p text:style-name="P5"><text:tab/><text:tab/><text:tab/>使用外部变量</text:p>
      <text:p text:style-name="P5"><text:tab/><text:tab/>return 内部函数名</text:p>
      <text:p text:style-name="P4">-- 调用：</text:p>
      <text:p text:style-name="P4"><text:tab/> <text:s text:c="2"/>变量 = 外部函数名(参数)</text:p>
      <text:p text:style-name="P4"><text:tab/> <text:s text:c="2"/>变量(参数)</text:p>
      <text:list xml:id="list211121286035662" text:continue-numbering="true" text:style-name="WWNum19">
        <text:list-item>
          <text:p text:style-name="P6">定义：在一个函数内部的函数,同时内部函数又引用了外部函数的变量。</text:p>
        </text:list-item>
        <text:list-item>
          <text:p text:style-name="P6">本质：闭包是将内部函数和外部函数的执行环境绑定在一起的对象。</text:p>
        </text:list-item>
        <text:list-item>
          <text:p text:style-name="P6">优点：内部函数可以使用外部变量。 </text:p>
        </text:list-item>
        <text:list-item>
          <text:p text:style-name="P6">缺点：外部变量一直存在于内存中，不会在调用结束后释放，占用内存。</text:p>
        </text:list-item>
        <text:list-item>
          <text:p text:style-name="P6">作用：实现python装饰器。</text:p>
          <text:p text:style-name="P41">"""</text:p>
        </text:list-item>
      </text:list>
      <text:p text:style-name="P34"><text:span text:style-name="T5"><text:s text:c="4"/></text:span><text:span text:style-name="T6">Enclosing <text:s/></text:span><text:span text:style-name="T7">外部嵌套作用域</text:span></text:p>
      <text:p text:style-name="P30">"""</text:p>
      <text:p text:style-name="P34"><text:span text:style-name="T9"># </text:span><text:span text:style-name="T10">外部</text:span></text:p>
      <text:p text:style-name="P33"><text:span text:style-name="T13">def </text:span>fun01():</text:p>
      <text:p text:style-name="P34"><text:s text:c="4"/><text:span text:style-name="T9"># </text:span><text:span text:style-name="T10">对于</text:span><text:span text:style-name="T9">fun01</text:span><text:span text:style-name="T10">而言</text:span><text:span text:style-name="T9">,a</text:span><text:span text:style-name="T10">是局部变量</text:span></text:p>
      <text:p text:style-name="P34"><text:span text:style-name="T8"><text:s text:c="4"/></text:span><text:span text:style-name="T9"># </text:span><text:span text:style-name="T10">对于</text:span><text:span text:style-name="T9">fun02</text:span><text:span text:style-name="T10">而言</text:span><text:span text:style-name="T9">,a</text:span><text:span text:style-name="T10">是外部嵌套变量</text:span></text:p>
      <text:p text:style-name="P34"><text:span text:style-name="T8"><text:s text:c="4"/></text:span><text:span text:style-name="T3">a = </text:span><text:span text:style-name="T20">10</text:span></text:p>
      <text:p text:style-name="P34"><text:span text:style-name="T18"><text:s text:c="4"/></text:span><text:span text:style-name="T9"># </text:span><text:span text:style-name="T10">内部</text:span></text:p>
      <text:p text:style-name="P34"><text:span text:style-name="T8"><text:s text:c="4"/></text:span><text:span text:style-name="T16">def </text:span><text:span text:style-name="T3">fun02():</text:span></text:p>
      <text:p text:style-name="P34"><text:s text:c="8"/><text:span text:style-name="T27">b </text:span><text:span text:style-name="T3">= </text:span><text:span text:style-name="T20">20</text:span></text:p>
      <text:p text:style-name="P34"><text:span text:style-name="T18"><text:s text:c="8"/></text:span><text:span text:style-name="T9"># </text:span><text:span text:style-name="T10">可以访问外部变量</text:span></text:p>
      <text:p text:style-name="P34"><text:span text:style-name="T8"><text:s text:c="8"/></text:span><text:span text:style-name="T9"># print(a)</text:span></text:p>
      <text:p text:style-name="P34"><text:span text:style-name="T8"><text:s text:c="8"/></text:span><text:span text:style-name="T9"># </text:span><text:span text:style-name="T10">并没有修改外部变量</text:span><text:span text:style-name="T9">,</text:span><text:span text:style-name="T10">而是创建了局部变量</text:span><text:span text:style-name="T9">.</text:span></text:p>
      <text:p text:style-name="P37"><text:s text:c="8"/><text:span text:style-name="T4"># a = 100</text:span></text:p>
      <text:p text:style-name="P34"><text:span text:style-name="T8"><text:s text:c="8"/></text:span><text:span text:style-name="T9"># </text:span><text:span text:style-name="T10">声明外部变量</text:span></text:p>
      <text:p text:style-name="P34"><text:span text:style-name="T8"><text:s text:c="8"/></text:span><text:span text:style-name="T16">nonlocal </text:span><text:span text:style-name="T3">a</text:span></text:p>
      <text:p text:style-name="P34"><text:s text:c="8"/><text:span text:style-name="T3">a = </text:span><text:span text:style-name="T20">100</text:span></text:p>
      <text:p text:style-name="P34"><text:span text:style-name="T18"><text:s text:c="4"/></text:span><text:span text:style-name="T3">fun02()</text:span></text:p>
      <text:p text:style-name="P34"><text:s text:c="4"/><text:span text:style-name="T15">print</text:span><text:span text:style-name="T3">(a)</text:span></text:p>
      <text:p text:style-name="P39">fun01()</text:p>
      <text:list xml:id="list211120579004808" text:continue-numbering="true" text:style-name="WWNum19">
        <text:list-header>
          <text:p text:style-name="P41">"""</text:p>
        </text:list-header>
      </text:list>
      <text:p text:style-name="P34"><text:span text:style-name="T5"><text:s text:c="4"/></text:span><text:span text:style-name="T7">闭包</text:span><text:span text:style-name="T6">:</text:span><text:span text:style-name="T7">外部函数执行过后</text:span><text:span text:style-name="T6">,</text:span><text:span text:style-name="T7">不立即释放内存</text:span><text:span text:style-name="T6">,</text:span></text:p>
      <text:p text:style-name="P34"><text:span text:style-name="T5"><text:s text:c="9"/></text:span><text:span text:style-name="T7">而是等着内部函数执行完毕后</text:span><text:span text:style-name="T6">,</text:span><text:span text:style-name="T7">再统一释放</text:span><text:span text:style-name="T6">.</text:span></text:p>
      <text:p text:style-name="P30">"""</text:p>
      <text:p text:style-name="P33"><text:span text:style-name="T13">def </text:span>fun01():</text:p>
      <text:p text:style-name="P34"><text:s text:c="4"/><text:span text:style-name="T3">a = </text:span><text:span text:style-name="T20">10</text:span></text:p>
      <text:p text:style-name="P34"><text:span text:style-name="T18"><text:s text:c="4"/></text:span><text:span text:style-name="T16">def </text:span><text:span text:style-name="T3">fun02():</text:span></text:p>
      <text:p text:style-name="P34"><text:soft-page-break/><text:s text:c="8"/><text:span text:style-name="T15">print</text:span><text:span text:style-name="T3">(a)</text:span></text:p>
      <text:p text:style-name="P34"><text:s text:c="4"/><text:span text:style-name="T16">return </text:span><text:span text:style-name="T3">fun02</text:span></text:p>
      <text:p text:style-name="P34"><text:span text:style-name="T9"># re </text:span><text:span text:style-name="T10">变量 指向的是 内部函数</text:span></text:p>
      <text:p text:style-name="P34"><text:span text:style-name="T3">re = fun01()</text:span><text:span text:style-name="T9"># </text:span><text:span text:style-name="T10">调用外部函数</text:span><text:span text:style-name="T11"> <text:s text:c="5"/></text:span><text:span text:style-name="T9">---&gt; </text:span><text:span text:style-name="T10">执行完毕后</text:span><text:span text:style-name="T9">,</text:span><text:span text:style-name="T10">不释放栈帧</text:span><text:span text:style-name="T9">.</text:span></text:p>
      <text:p text:style-name="P38"><text:span text:style-name="T3">re()</text:span><text:span text:style-name="T9"># </text:span><text:span text:style-name="T10">调用内部函数</text:span></text:p>
      <text:list xml:id="list211120780479293" text:continue-numbering="true" text:style-name="WWNum19">
        <text:list-header>
          <text:p text:style-name="P41">"""</text:p>
        </text:list-header>
      </text:list>
      <text:p text:style-name="P34"><text:span text:style-name="T5"><text:s text:c="4"/></text:span><text:span text:style-name="T7">闭包应用</text:span></text:p>
      <text:p text:style-name="P30">"""</text:p>
      <text:p text:style-name="P33"><text:span text:style-name="T13">def </text:span>give_gife_money(money):</text:p>
      <text:p text:style-name="P34"><text:s text:c="4"/><text:span text:style-name="T6">"""</text:span></text:p>
      <text:p text:style-name="P34"><text:span text:style-name="T5"><text:s text:c="8"/></text:span><text:span text:style-name="T7">获取压岁钱</text:span></text:p>
      <text:p text:style-name="P32"><text:s text:c="4"/><text:span text:style-name="T4">"""</text:span></text:p>
      <text:p text:style-name="P34"><text:span text:style-name="T5"><text:s text:c="4"/></text:span><text:span text:style-name="T16">def </text:span><text:span text:style-name="T3">child_buy(target, price):</text:span></text:p>
      <text:p text:style-name="P34"><text:s text:c="8"/><text:span text:style-name="T6">"""</text:span></text:p>
      <text:p text:style-name="P34"><text:span text:style-name="T5"><text:s text:c="12"/></text:span><text:span text:style-name="T7">购买商品</text:span></text:p>
      <text:p text:style-name="P32"><text:s text:c="8"/><text:span text:style-name="T4">"""</text:span></text:p>
      <text:p text:style-name="P34"><text:span text:style-name="T5"><text:s text:c="8"/></text:span><text:span text:style-name="T16">nonlocal </text:span><text:span text:style-name="T3">money</text:span></text:p>
      <text:p text:style-name="P34"><text:s text:c="8"/><text:span text:style-name="T16">if </text:span><text:span text:style-name="T3">money &gt; price:</text:span></text:p>
      <text:p text:style-name="P34"><text:s text:c="12"/><text:span text:style-name="T3">money -= price</text:span></text:p>
      <text:p text:style-name="P34"><text:s text:c="12"/><text:span text:style-name="T15">print</text:span><text:span text:style-name="T3">(</text:span><text:span text:style-name="T21">"</text:span><text:span text:style-name="T22">购买</text:span><text:span text:style-name="T21">%s,</text:span><text:span text:style-name="T22">花了</text:span><text:span text:style-name="T21">%d</text:span><text:span text:style-name="T22">钱</text:span><text:span text:style-name="T21">" </text:span><text:span text:style-name="T3">% (target, price))</text:span></text:p>
      <text:p text:style-name="P34"><text:s text:c="8"/><text:span text:style-name="T16">else</text:span><text:span text:style-name="T3">:</text:span></text:p>
      <text:p text:style-name="P34"><text:s text:c="12"/><text:span text:style-name="T15">print</text:span><text:span text:style-name="T3">(</text:span><text:span text:style-name="T21">"</text:span><text:span text:style-name="T22">钱不够了</text:span><text:span text:style-name="T21">"</text:span><text:span text:style-name="T3">)</text:span></text:p>
      <text:p text:style-name="P34"><text:s text:c="4"/><text:span text:style-name="T16">return </text:span><text:span text:style-name="T3">child_buy</text:span></text:p>
      <text:p text:style-name="P34"><text:span text:style-name="T9"># </text:span><text:span text:style-name="T10">价值</text:span><text:span text:style-name="T9">:</text:span><text:span text:style-name="T10">逻辑连续</text:span><text:span text:style-name="T9">(</text:span><text:span text:style-name="T10">多次购买商品</text:span><text:span text:style-name="T9">,</text:span><text:span text:style-name="T10">不脱离获得的压岁钱</text:span><text:span text:style-name="T9">)</text:span></text:p>
      <text:p text:style-name="P33">aciton = give_gife_money(<text:span text:style-name="T18">10000</text:span>)</text:p>
      <text:p text:style-name="P34"><text:span text:style-name="T3">aciton(</text:span><text:span text:style-name="T21">"</text:span><text:span text:style-name="T22">无人机</text:span><text:span text:style-name="T21">"</text:span><text:span text:style-name="T3">, </text:span><text:span text:style-name="T20">8000</text:span><text:span text:style-name="T3">)</text:span></text:p>
      <text:p text:style-name="P38"><text:span text:style-name="T3">aciton(</text:span><text:span text:style-name="T21">"</text:span><text:span text:style-name="T22">外星人</text:span><text:span text:style-name="T21">"</text:span><text:span text:style-name="T3">, </text:span><text:span text:style-name="T20">20000</text:span><text:span text:style-name="T3">)</text:span></text:p>
      <text:list xml:id="list211122303773153" text:continue-numbering="true" text:style-name="WWNum19"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" style:display-name="ListLabel 2" style:family="text">
      <style:text-properties fo:font-size="12pt" style:font-size-asian="10.5pt"/>
    </style:style>
    <style:style style:name="ListLabel_20_3" style:display-name="ListLabel 3" style:family="text">
      <style:text-properties fo:font-size="12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0:42:31.014752258</meta:creation-date>
    <dc:date>2019-07-19T21:11:20.102552935</dc:date>
    <meta:editing-duration>PT6M52S</meta:editing-duration>
    <meta:editing-cycles>1</meta:editing-cycles>
    <meta:document-statistic meta:table-count="0" meta:image-count="0" meta:object-count="0" meta:page-count="9" meta:paragraph-count="314" meta:word-count="2564" meta:character-count="6625" meta:non-whitespace-character-count="4864"/>
    <meta:generator>LibreOffice/6.0.7.3$Linux_X86_64 LibreOffice_project/00m0$Build-3</meta:generator>
  </office:meta>
</office:document-meta>
</file>